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0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7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Запоминаем глаголы:</text:p>
      <text:p text:style-name="Standard">"объявить поле" =&gt;<text:s/><text:span text:style-name="T2">int</text:span><text:s/><text:span text:style-name="T3">i</text:span>;<text:s/><text:span text:style-name="T4">String</text:span><text:s/><text:span text:style-name="T5">str</text:span>;</text:p>
      <text:p text:style-name="Standard">"инициализировать <text:s/>поле неявно"</text:p>
      <text:p text:style-name="Standard">"инициализировать <text:s/>поле явно"</text:p>
      <text:p text:style-name="Standard">глагол "инициализировать" без последующего наречия использовать в работе запрещено!</text:p>
      <text:p text:style-name="Standard">поле класса:<text:s/><text:span text:style-name="T6">int</text:span><text:s/><text:span text:style-name="T7">i</text:span>; &lt;= здесь<text:s/>какой вариант инициализации?<text:s/><text:span text:style-name="T8">(неявный</text:span><text:span text:style-name="T9"><text:s/>(</text:span><text:span text:style-name="T10">i</text:span><text:span text:style-name="T11">:</text:span><text:span text:style-name="T12">0)</text:span><text:span text:style-name="T13">)</text:span></text:p>
      <text:p text:style-name="Standard">поле класса:<text:s/><text:span text:style-name="T14">String</text:span><text:s/><text:span text:style-name="T15">str</text:span>; &lt;= здесь какой вариант инициализации?<text:s/><text:span text:style-name="T16">(неявный (</text:span><text:span text:style-name="T17">str</text:span><text:span text:style-name="T18">:</text:span><text:span text:style-name="T19">null</text:span><text:span text:style-name="T20">))</text:span></text:p>
      <text:p text:style-name="Standard">поле класса:<text:s/><text:span text:style-name="T21">String</text:span>[]<text:s/><text:span text:style-name="T22">sa</text:span>={"<text:span text:style-name="T23">ZERO</text:span>"}&lt;= здесь какой вариант инициализации?<text:s/><text:span text:style-name="T24">(</text:span><text:span text:style-name="T25">явный</text:span><text:span text:style-name="T26">)</text:span></text:p>
      <text:p text:style-name="Standard"/>
      <text:p text:style-name="Standard">"объявить <text:s/>метод без реализации" =&gt;<text:s/><text:span text:style-name="T27">int</text:span><text:s/><text:span text:style-name="T28">inc</text:span>();</text:p>
      <text:p text:style-name="Standard">"объявить и определить метод" =&gt; <text:s/><text:span text:style-name="T29">String</text:span><text:s/>str<text:span text:style-name="T30">str</text:span>(<text:span text:style-name="T31">String</text:span><text:s/>str){...};</text:p>
      <text:p text:style-name="Standard"/>
      <text:p text:style-name="Standard">1. Проектируем первый класс со следующим набором полей и методов:</text:p>
      <text:p text:style-name="Standard">1.1. Два множества полей (одно для хранения примитивов, другое - для хранения массива ссылочного типа)</text:p>
      <text:p text:style-name="Standard">И в первом, и во втором множестве по шесть элементов, исходя из того, что нужно объявить поля со всеми комбинациями (статическое, поле экз.класса) и (<text:span text:style-name="T32">public</text:span>,<text:s/><text:span text:style-name="T33">protected</text:span>,<text:s/><text:span text:style-name="T34">private</text:span>).</text:p>
      <text:p text:style-name="Standard">Итого пока 12 полей.</text:p>
      <text:p text:style-name="Standard">1.2. ДЛЯ КАЖОГО ПОЛЯ перечислить места возможной инициализации (как явной, так и неявной)</text:p>
      <text:p text:style-name="Standard"/>
      <text:p text:style-name="Standard">1.3. Множество из шести методов, исходя из того, что нужно объявить методы со всеми комбинациями (статическое, поле экз.класса) и (<text:span text:style-name="T35">public</text:span>,<text:s/><text:span text:style-name="T36">protected</text:span>,<text:s/><text:span text:style-name="T37">private</text:span>). ("объявить и определить каждый метод"):</text:p>
      <text:p text:style-name="Standard">В теле каждого метода пытаем<text:s/>обратиться к каждому из вышеречисленных полей, пытаясь их модифицировать. Если в теле конкретного метода доступ к тому или иному полю невозможен, то комментарий, поясняющий, почему так?</text:p>
      <text:p text:style-name="Standard"/>
      <text:p text:style-name="Standard">1.4. Еще одно множество из шести методов, исходя из того, что нужно объявить методы со всеми комбинациями (статическое, поле экз.класса) и (<text:span text:style-name="T38">public</text:span>,<text:s/><text:span text:style-name="T39">protected</text:span>,<text:s/><text:span text:style-name="T40">private</text:span>). ("объявить и определить каждый метод"):</text:p>
      <text:p text:style-name="Standard">В теле каждого метода пытаем обратиться к каждому из вышеречисленных (п.1.3.) методов. Если в теле конкретного метода доступ к тому или иному методу из п.1.3. невозможен, то комментарий, поясняющий, почему так?</text:p>
      <text:p text:style-name="Standard"/>
      <text:p text:style-name="Standard"/>
      <text:p text:style-name="Standard">2. Проектируем другой класс со следующим набором полей и методов:</text:p>
      <text:p text:style-name="Standard">2.1. Два множества<text:s/><text:span text:style-name="T41">final</text:span>-полей (одно для хранение примитивов, другое - для хранение массива ссылочного типа)</text:p>
      <text:p text:style-name="Standard">И в первом, и во втором множестве по шесть элементов, исходя из того, что нужно объявить поля со всеми комбинациями (статическое, поле экз.класса) и (<text:span text:style-name="T42">public</text:span>,<text:s/><text:span text:style-name="T43">protected</text:span>,<text:s/><text:span text:style-name="T44">private</text:span>).</text:p>
      <text:p text:style-name="Standard">Итого пока 12 полей.</text:p>
      <text:p text:style-name="Standard">2.2. ДЛЯ КАЖОГО ПОЛЯ перечислить места возможной инициализации (как явной, так и неявной)</text:p>
      <text:p text:style-name="Standard"/>
      <text:p text:style-name="Standard">2.3. Множество из шести методов , исходя из того, что нужно объявить методы со всеми комбинациями (статическое, поле экз.класса) и (<text:span text:style-name="T45">public</text:span>,<text:s/><text:span text:style-name="T46">protected</text:span>,<text:s/><text:span text:style-name="T47">private</text:span>). ("объявить и определить каждый метод"):</text:p>
      <text:p text:style-name="Standard">В теле каждого метода пытаем обратиться к каждому из вышеречисленных полей, пытаясь их модифицировать. Если в теле конкретного метода доступ к тому или иному полю невозможен, то комментарий, поясняющий, почему так?</text:p>
      <text:p text:style-name="Standard"/>
      <text:soft-page-break/>
      <text:p text:style-name="Standard">3. Проектируем третий класс со следующим набором конструкторов:</text:p>
      <text:p text:style-name="Standard"><text:span text:style-name="T48">public</text:span>,<text:s/><text:span text:style-name="T49">protected</text:span>,<text:s/><text:span text:style-name="T50">private</text:span></text:p>
      <text:p text:style-name="Standard">Поясняем, из каких методов каких классов можно вызвать каждый из этих конструкторов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anya Ya</dc:creator>
    <meta:creation-date>2020-11-28T00:47:00Z</meta:creation-date>
    <dc:date>2020-11-28T12:36:00Z</dc:date>
    <meta:template xlink:href="Normal" xlink:type="simple"/>
    <meta:editing-cycles>4</meta:editing-cycles>
    <meta:editing-duration>PT14340S</meta:editing-duration>
    <meta:document-statistic meta:page-count="2" meta:paragraph-count="5" meta:word-count="434" meta:character-count="2909" meta:row-count="20" meta:non-whitespace-character-count="2480"/>
  </office:meta>
</office:document-meta>
</file>